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bold" officeooo:rsid="0010004f" officeooo:paragraph-rsid="0010004f" style:font-weight-asian="bold" style:font-weight-complex="bold"/>
    </style:style>
    <style:style style:name="P3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4" style:family="paragraph" style:parent-style-name="Text_20_body">
      <style:text-properties officeooo:rsid="000f7e75" officeooo:paragraph-rsid="000f7e75"/>
    </style:style>
    <style:style style:name="P5" style:family="paragraph" style:parent-style-name="Text_20_body">
      <style:text-properties officeooo:rsid="0010004f" officeooo:paragraph-rsid="0010004f"/>
    </style:style>
    <style:style style:name="P6" style:family="paragraph" style:parent-style-name="Text_20_body">
      <style:text-properties officeooo:paragraph-rsid="0010004f"/>
    </style:style>
    <style:style style:name="P7" style:family="paragraph" style:parent-style-name="Code">
      <style:text-properties officeooo:rsid="000defeb" officeooo:paragraph-rsid="000defeb"/>
    </style:style>
    <style:style style:name="P8" style:family="paragraph" style:parent-style-name="Code">
      <style:text-properties officeooo:rsid="000defeb" officeooo:paragraph-rsid="000f7e75"/>
    </style:style>
    <style:style style:name="P9" style:family="paragraph" style:parent-style-name="Code">
      <style:text-properties officeooo:rsid="000defeb" officeooo:paragraph-rsid="0010004f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0c5c60" officeooo:paragraph-rsid="000c5c60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0c5c60" officeooo:paragraph-rsid="000c5c60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0c5c60" officeooo:paragraph-rsid="000c5c60" style:font-weight-asian="normal" style:font-weight-complex="normal"/>
    </style:style>
    <style:style style:name="P14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15" style:family="paragraph" style:parent-style-name="Text_20_body" style:list-style-name="L2">
      <style:text-properties officeooo:paragraph-rsid="000c5c60"/>
    </style:style>
    <style:style style:name="P16" style:family="paragraph" style:parent-style-name="Text_20_body" style:list-style-name="L2">
      <style:text-properties officeooo:rsid="000c5c60" officeooo:paragraph-rsid="000c5c60"/>
    </style:style>
    <style:style style:name="P17" style:family="paragraph" style:parent-style-name="Text_20_body" style:list-style-name="L3">
      <style:text-properties officeooo:rsid="0010004f" officeooo:paragraph-rsid="0010004f"/>
    </style:style>
    <style:style style:name="P18" style:family="paragraph" style:parent-style-name="Heading_20_1">
      <style:text-properties fo:language="pl" fo:country="PL" officeooo:rsid="0003dee4" officeooo:paragraph-rsid="0003dee4"/>
    </style:style>
    <style:style style:name="P19" style:family="paragraph" style:parent-style-name="Code">
      <style:text-properties fo:font-weight="normal" officeooo:rsid="000c5c60" officeooo:paragraph-rsid="000c5c60" style:font-weight-asian="normal" style:font-weight-complex="normal"/>
    </style:style>
    <style:style style:name="P20" style:family="paragraph" style:parent-style-name="Heading_20_3">
      <style:text-properties officeooo:paragraph-rsid="000c5c60"/>
    </style:style>
    <style:style style:name="P21" style:family="paragraph" style:parent-style-name="Heading_20_3">
      <style:text-properties fo:font-weight="bold" officeooo:rsid="000c5c60" officeooo:paragraph-rsid="000c5c60" style:font-weight-asian="bold" style:font-weight-complex="bold"/>
    </style:style>
    <style:style style:name="P22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23" style:family="paragraph" style:parent-style-name="Heading_20_3">
      <style:text-properties officeooo:rsid="000f7e75" officeooo:paragraph-rsid="000f7e75"/>
    </style:style>
    <style:style style:name="P24" style:family="paragraph" style:parent-style-name="Heading_20_3">
      <style:text-properties officeooo:rsid="0010004f" officeooo:paragraph-rsid="0010004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c60" style:font-weight-asian="normal" style:font-weight-complex="normal"/>
    </style:style>
    <style:style style:name="T3" style:family="text">
      <style:text-properties fo:font-weight="normal" officeooo:rsid="000defeb" style:font-weight-asian="normal" style:font-weight-complex="normal"/>
    </style:style>
    <style:style style:name="T4" style:family="text">
      <style:text-properties officeooo:rsid="000c5c60"/>
    </style:style>
    <style:style style:name="T5" style:family="text">
      <style:text-properties officeooo:rsid="000defeb"/>
    </style:style>
    <style:style style:name="T6" style:family="text">
      <style:text-properties officeooo:rsid="000f7e75"/>
    </style:style>
    <style:style style:name="T7" style:family="text">
      <style:text-properties officeooo:rsid="0010004f"/>
    </style:style>
    <style:style style:name="T8" style:family="text">
      <style:text-properties officeooo:rsid="0010d4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Kolokwium <text:span text:style-name="T4">3</text:span>a </text:h>
      <text:h text:style-name="P20" text:outline-level="3">Zadanie 1 </text:h>
      <text:p text:style-name="P11">Rozważ wywołanie w Pythonie 3.X: </text:p>
      <text:p text:style-name="P19">foo = range(int(1E8))</text:p>
      <text:p text:style-name="P10">Zaznacz prawdziwe odpowiedzi:</text:p>
      <text:list xml:id="list6960927415839069785" text:style-name="L1">
        <text:list-item>
          <text:p text:style-name="P12">Spowoduje zgłoszenie wyjątku – komputer nie ma dostatecznej ilości pamięci</text:p>
        </text:list-item>
      </text:list>
      <text:list xml:id="list1446622144876817191" text:style-name="L2">
        <text:list-item>
          <text:p text:style-name="P16">Stworzy listę zawierającą 1E8 elementów</text:p>
        </text:list-item>
        <text:list-item>
          <text:p text:style-name="P13">Wykona się poprawnie</text:p>
        </text:list-item>
        <text:list-item>
          <text:p text:style-name="P15"><text:span text:style-name="T2">Wywołanie </text:span><text:span text:style-name="Source_20_Text"><text:span text:style-name="T2">len(foo) </text:span></text:span><text:span text:style-name="T4">zwróci </text:span><text:span text:style-name="Source_20_Text"><text:span text:style-name="T2">int(1E8)</text:span></text:span></text:p>
        </text:list-item>
      </text:list>
      <text:h text:style-name="P21" text:outline-level="3">Zadanie 2<text:span text:style-name="T5">a </text:span></text:h>
      <text:p text:style-name="P3">Napisz program odczytujący plik csv. Program powinien ładować dane do listy list (albo równoważnej struktury). Tak że <text:span text:style-name="Source_20_Text">list[row][col]</text:span> zawiera zawartość komórki. Zawartość pliku jest poniżej: </text:p>
      <text:p text:style-name="P7">foo,bar,baz</text:p>
      <text:p text:style-name="P7">baz,bar,foo </text:p>
      <text:p text:style-name="P7">bar,foo,baz</text:p>
      <text:h text:style-name="P22" text:outline-level="3">Zadanie 2<text:span text:style-name="T3">b</text:span></text:h>
      <text:p text:style-name="P3">Jak zadanie 2a, ale plik ma taką zawartość: </text:p>
      <text:p text:style-name="P3">foo|bar|baz</text:p>
      <text:p text:style-name="P3">baz|bar|foo</text:p>
      <text:p text:style-name="P3">foo|baz|bar</text:p>
      <text:h text:style-name="P22" text:outline-level="3">Zadanie <text:span text:style-name="T5">3</text:span></text:h>
      <text:p text:style-name="P2">Uwaga:<text:span text:style-name="T1"> pełne punkty będą możliwe do otrzymania tylko za w pełni zwektoryzowany kod </text:span></text:p>
      <text:p text:style-name="P3">Otrzymałeś dane wygenerowane za pomocą takiego wywołania: </text:p>
      <text:p text:style-name="P7">import random, numpy as np</text:p>
      <text:p text:style-name="P7"/>
      <text:p text:style-name="P7">ax1 = random.randint(10, 100)</text:p>
      <text:p text:style-name="P7">ax2 = random.randint(10, 100)</text:p>
      <text:p text:style-name="P7">data = np.random.rand(ax1, ax2)</text:p>
      <text:p text:style-name="Standard">Zadanie polega na znormalizowaniu danych<text:span text:style-name="T6"> w każdym wierszu oddzielnie, to znaczy:</text:span></text:p>
      <text:p text:style-name="Standard"><text:span text:style-name="Source_20_Text">abs(np.sum(data[row]) - 1) &lt; 1E-4</text:span></text:p>
      <text:p text:style-name="Standard">dla każd<text:span text:style-name="T6">ego wiersza, </text:span></text:p>
      <text:h text:style-name="P23" text:outline-level="3">Zadanie 4</text:h>
      <text:p text:style-name="P2">Uwaga:<text:span text:style-name="T1"> pełne punkty będa możliwe do otrzymania tylko za w pełni zwektoryzowany kod. </text:span></text:p>
      <text:p text:style-name="P4">Masz jednowymiarową tablicę: </text:p>
      <text:p text:style-name="P8">data = np.random.rand(<text:span text:style-name="T6">1000</text:span>)</text:p>
      <text:p text:style-name="P9"><text:span text:style-name="T7">stddev</text:span> = np.random.rand(<text:span text:style-name="T6">1000</text:span>)</text:p>
      <text:p text:style-name="Text_20_body">która symuluje jakieś dane <text:span text:style-name="T7">pomiarowe. Tablica </text:span><text:span text:style-name="Source_20_Text"><text:span text:style-name="T7">stddev</text:span></text:span><text:span text:style-name="T7"> zawiera niepewności pomiarowe, przy czym </text:span><text:span text:style-name="Source_20_Text"><text:span text:style-name="T7">stddev[ii]</text:span></text:span><text:span text:style-name="T7"> zawiera niepewność </text:span><text:span text:style-name="Source_20_Text"><text:span text:style-name="T7">data[ii]</text:span></text:span><text:span text:style-name="T7">. Nadpisz wartością </text:span><text:span text:style-name="Source_20_Text"><text:span text:style-name="T7">np.nan</text:span></text:span><text:span text:style-name="T7"> wszystkie elementy data w których niepewność jest dwa razy większa od wartości. </text:span></text:p>
      <text:h text:style-name="P24" text:outline-level="3">Zadanie 5</text:h>
      <text:p text:style-name="P5">Masz za zadanie sporządzić mapę zawierającą ilość <text:s/>dostarczanych w Polsce przesyłek pocztowych. Dane dostarcza Ci wiele firm które generują je w różnych formatach. Udało Ci się napisać funkcję: <text:span text:style-name="Source_20_Text">get_data( company_idx)</text:span> która zwraca dane od firmy o indeksie <text:s/><text:span text:style-name="Source_20_Text">company_idx</text:span>, funkcja ta zawsze zwraca słownik zawierający jako klucz kod pocztowy, a jako wartość ilość przesyłek przesłanych do odbiorców pod tym kodem pocztowym. </text:p>
      <text:p text:style-name="P5"/>
      <text:p text:style-name="P5">Nie każdy dostawca dostarczał przesyłki do każdego kodu pocztowego, ale pod część kodów pocztowych trafiały przesyłki od wielu dostawców: </text:p>
      <text:p text:style-name="P5"/>
      <text:p text:style-name="P5"><text:span text:style-name="Source_20_Text">get_data</text:span> przyjmuje indeks firmy przewozowej, indeksy te mogą przyjować wartość od 1 do 100</text:p>
      <text:p text:style-name="P5"/>
      <text:p text:style-name="P5">Napisz program który: </text:p>
      <text:list xml:id="list1553303587648600206" text:style-name="L3">
        <text:list-item>
          <text:p text:style-name="P17">Ładuje dane od wszystkich dostawców </text:p>
        </text:list-item>
        <text:list-item>
          <text:p text:style-name="P17">Tworzy <text:span text:style-name="T8">strukturę</text:span> danych która każdemu kodowi pocztowemu przypisuje ilość paczek dostarczonych pod ten kod.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14T18:49:45.531448112</dc:date>
    <dc:creator>Jacek Bzdak</dc:creator>
    <meta:editing-duration>PT26M30S</meta:editing-duration>
    <meta:editing-cycles>4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43" meta:word-count="320" meta:character-count="2319" meta:non-whitespace-character-count="1980"/>
  </office:meta>
</office:document-meta>
</file>